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86C2A29EB.png"/>
  <manifest:file-entry manifest:media-type="image/png" manifest:full-path="Pictures/10000000000000280000002555F9A706.png"/>
  <manifest:file-entry manifest:media-type="image/png" manifest:full-path="Pictures/1000000000000027000000294D68AA68.png"/>
  <manifest:file-entry manifest:media-type="image/png" manifest:full-path="Pictures/100000000000002800000026FBA95347.png"/>
  <manifest:file-entry manifest:media-type="image/png" manifest:full-path="Pictures/100000000000002800000025CBCB855E.png"/>
  <manifest:file-entry manifest:media-type="image/png" manifest:full-path="Pictures/10000000000000220000001DBEC946C3.png"/>
  <manifest:file-entry manifest:media-type="image/png" manifest:full-path="Pictures/10000000000000200000002059A26409.png"/>
  <manifest:file-entry manifest:media-type="image/png" manifest:full-path="Pictures/100000000000002000000020157F29D1.png"/>
  <manifest:file-entry manifest:media-type="image/png" manifest:full-path="Pictures/10000000000000240000001E4E852DF7.png"/>
  <manifest:file-entry manifest:media-type="image/png" manifest:full-path="Pictures/100000000000001C00000019A68714AF.png"/>
  <manifest:file-entry manifest:media-type="image/png" manifest:full-path="Pictures/100000000000002700000025313CBA09.png"/>
  <manifest:file-entry manifest:media-type="image/png" manifest:full-path="Pictures/1000000000000028000000215B8D2353.png"/>
  <manifest:file-entry manifest:media-type="image/png" manifest:full-path="Pictures/1000000000000027000000277569866F.png"/>
  <manifest:file-entry manifest:media-type="image/png" manifest:full-path="Pictures/1000000000000021000000199E4A871A.png"/>
  <manifest:file-entry manifest:media-type="image/png" manifest:full-path="Pictures/100000000000002800000028B4644731.png"/>
  <manifest:file-entry manifest:media-type="image/png" manifest:full-path="Pictures/100000000000002000000020872E66C0.png"/>
  <manifest:file-entry manifest:media-type="image/png" manifest:full-path="Pictures/10000000000000200000002021DCF6CD.png"/>
  <manifest:file-entry manifest:media-type="image/png" manifest:full-path="Pictures/100000000000002100000020B77F3676.png"/>
  <manifest:file-entry manifest:media-type="image/png" manifest:full-path="Pictures/100002010000019400000143589092AF.png"/>
  <manifest:file-entry manifest:media-type="image/png" manifest:full-path="Pictures/10000000000000210000001FD63C9757.png"/>
  <manifest:file-entry manifest:media-type="image/png" manifest:full-path="Pictures/100000000000002800000025D556B0A8.png"/>
  <manifest:file-entry manifest:media-type="image/png" manifest:full-path="Pictures/100000000000002000000020F543BE2B.png"/>
  <manifest:file-entry manifest:media-type="image/png" manifest:full-path="Pictures/100000000000002800000028D77F5DC6.png"/>
  <manifest:file-entry manifest:media-type="image/png" manifest:full-path="Pictures/100000000000002000000020A846D679.png"/>
  <manifest:file-entry manifest:media-type="image/png" manifest:full-path="Pictures/10000000000000220000001BE00939A5.png"/>
  <manifest:file-entry manifest:media-type="image/png" manifest:full-path="Pictures/100000000000002700000025D3712653.png"/>
  <manifest:file-entry manifest:media-type="image/png" manifest:full-path="Pictures/1000000000000020000000209E473C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15pt" fo:font-weight="bol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Purisa" fo:font-size="15pt" fo:font-weight="bold"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Purisa" fo:font-size="10.5pt" fo:font-weight="normal" style:font-size-asian="9.14999961853027pt" style:font-weight-asian="normal" style:font-size-complex="10.5pt" style:font-weight-complex="normal"/>
    </style:style>
    <style:style style:name="P4" style:family="paragraph" style:parent-style-name="Standard">
      <style:paragraph-properties fo:text-align="start" style:justify-single-word="false"/>
      <style:text-properties style:font-name="Purisa" fo:font-size="10pt" fo:font-weight="normal"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Purisa"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Purisa"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style:font-name="Purisa" fo:font-size="15pt" fo:font-weight="normal" style:font-size-asian="13.1000003814697pt" style:font-weight-asian="normal" style:font-size-complex="15pt" style:font-weight-complex="normal"/>
    </style:style>
    <style:style style:name="P8" style:family="paragraph" style:parent-style-name="Standard" style:list-style-name="L1">
      <style:paragraph-properties fo:text-align="start" style:justify-single-word="false"/>
      <style:text-properties style:font-name="Purisa"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oboo</text:p>
      <text:p text:style-name="P1">A People of Interest Guide</text:p>
      <text:list text:style-name="L1">
        <text:list-header>
          <text:p text:style-name="P8"/>
        </text:list-header>
      </text:list>
      <text:p text:style-name="P6">Table of Contents</text:p>
      <text:p text:style-name="P5">2 – A Short Message from the Author</text:p>
      <text:p text:style-name="P5"><text:s text:c="2"/>- The City of Bishopia</text:p>
      <text:p text:style-name="P5">3 – The City of Bishopia</text:p>
      <text:p text:style-name="P5"><text:s text:c="2"/>- Sandweg</text:p>
      <text:p text:style-name="P5"><text:s text:c="2"/>- Zippy Village</text:p>
      <text:p text:style-name="P5">4 – Zippy Vill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Guide by penguinflyer2222 <text:s/>Edited by:</text:p>
      <text:p text:style-name="P4">Note: This guide isn't and won't be finished, just like Egoboo won't ever be. </text:p>
      <text:p text:style-name="P7">A Short Message from the Author</text:p>
      <text:p text:style-name="P3">This is a guide giving short descriptions of people of interest around the land of Lorule. I have written each description myself based on information gathered by meeting them. Enjoy. <text:s text:c="36"/>-penguinflyer2222</text:p>
      <text:p text:style-name="P3"/>
      <text:p text:style-name="P2">The City of Bishopia</text:p>
      <text:p text:style-name="P3"><draw:frame draw:style-name="fr1" draw:name="graphics29" text:anchor-type="paragraph" svg:x="-0.002in" svg:y="0.0102in" svg:width="0.3937in" svg:height="0.3882in" draw:z-index="28"><draw:image xlink:href="Pictures/100000000000002800000025D556B0A8.png" xlink:type="simple" xlink:show="embed" xlink:actuate="onLoad"/></draw:frame>Alkor - Owner of the G'nomish <text:s/>Shop. Buys and sells G'nome tech. He has fears of being blown up by customers..</text:p>
      <text:p text:style-name="P3"/>
      <text:p text:style-name="P3"><draw:frame draw:style-name="fr1" draw:name="graphics28" text:anchor-type="paragraph" svg:x="0.0602in" svg:y="0.0417in" svg:width="0.4146in" svg:height="0.4071in" draw:z-index="27"><draw:image xlink:href="Pictures/10000000000000280000002555F9A706.png" xlink:type="simple" xlink:show="embed" xlink:actuate="onLoad"/></draw:frame>Angus – His heirloom has been stolen by thieves, and he wants you to venture into <text:s/>their cave and get it back.</text:p>
      <text:p text:style-name="P3"><draw:frame draw:style-name="fr1" draw:name="graphics19" text:anchor-type="paragraph" svg:x="0.0146in" svg:y="0.1709in" svg:width="0.4189in" svg:height="0.3945in" draw:z-index="18"><draw:image xlink:href="Pictures/100000000000002000000020157F29D1.png" xlink:type="simple" xlink:show="embed" xlink:actuate="onLoad"/></draw:frame></text:p>
      <text:p text:style-name="P3">Dunlar – He is the owner of the smithy. His weapons are the finest in town.</text:p>
      <text:p text:style-name="P3"/>
      <text:p text:style-name="P3"><draw:frame draw:style-name="fr1" draw:name="graphics27" text:anchor-type="paragraph" svg:x="0.0146in" svg:y="0.0209in" svg:width="0.3772in" svg:height="0.3862in" draw:z-index="26"><draw:image xlink:href="Pictures/1000000000000027000000294D68AA68.png" xlink:type="simple" xlink:show="embed" xlink:actuate="onLoad"/></draw:frame>Elevendar – An invisible ghost of an archmage, that's all I'm saying. If you can find him, talk to him.</text:p>
      <text:p text:style-name="P3"/>
      <text:p text:style-name="P3"><draw:frame draw:style-name="fr1" draw:name="graphics18" text:anchor-type="paragraph" svg:x="0.0457in" svg:y="0.0728in" svg:width="0.398in" svg:height="0.3945in" draw:z-index="17"><draw:image xlink:href="Pictures/100000000000002000000020872E66C0.png" xlink:type="simple" xlink:show="embed" xlink:actuate="onLoad"/></draw:frame>Gerard – His armory stocks fine armor, but it may not fit you half the time.</text:p>
      <text:p text:style-name="P3"/>
      <text:p text:style-name="P3">Graveyard Man – The unnamed lurker of the graveyard who speaks of danger in from a crypt.</text:p>
      <text:p text:style-name="P3"/>
      <text:p text:style-name="P3"><draw:frame draw:style-name="fr1" draw:name="graphics26" text:anchor-type="paragraph" svg:x="0.0043in" svg:y="0.0417in" svg:width="0.3874in" svg:height="0.4154in" draw:z-index="25"><draw:image xlink:href="Pictures/100000000000002700000025D3712653.png" xlink:type="simple" xlink:show="embed" xlink:actuate="onLoad"/></draw:frame>Guard Captain – The guard captain is head of the Bishopia guard. He is usually at Griffon Tower where Bargel the evil sorceror has freed prisioners.</text:p>
      <text:p text:style-name="P3"/>
      <text:p text:style-name="P3"><draw:frame draw:style-name="fr1" draw:name="graphics25" text:anchor-type="paragraph" svg:x="0.0146in" svg:y="0in" svg:width="0.4291in" svg:height="0.3925in" draw:z-index="24"><draw:image xlink:href="Pictures/1000000000000027000000277569866F.png" xlink:type="simple" xlink:show="embed" xlink:actuate="onLoad"/></draw:frame>Marcus – The museum keeper may give you a mysterious scroll. Think about its meaning carefully.</text:p>
      <text:p text:style-name="P3"/>
      <text:p text:style-name="P3"><draw:frame draw:style-name="fr1" draw:name="graphics17" text:anchor-type="paragraph" svg:x="0.0252in" svg:y="0.0311in" svg:width="0.398in" svg:height="0.4008in" draw:z-index="16"><draw:image xlink:href="Pictures/1000000000000020000000209E473C3D.png" xlink:type="simple" xlink:show="embed" xlink:actuate="onLoad"/></draw:frame>Mim – The healer here is one of many Mim the healers. She may heal you, or restore you for a small fee.</text:p>
      <text:p text:style-name="P3"/>
      <text:p text:style-name="P3"><draw:frame draw:style-name="fr1" draw:name="graphics16" text:anchor-type="paragraph" svg:x="0.011in" svg:y="0in" svg:width="0.4016in" svg:height="0.3882in" draw:z-index="15"><draw:image xlink:href="Pictures/10000000000000200000002059A26409.png" xlink:type="simple" xlink:show="embed" xlink:actuate="onLoad"/></draw:frame>Moggy and Meena – The brother and sister want to adventure, but Moggy has lost Meena.</text:p>
      <text:p text:style-name="P3"/>
      <text:p text:style-name="P3"><draw:frame draw:style-name="fr1" draw:name="graphics24" text:anchor-type="paragraph" svg:x="-0.0126in" svg:y="0.0311in" svg:width="0.4252in" svg:height="0.4173in" draw:z-index="23"><draw:image xlink:href="Pictures/100000000000002800000025D556B0A8.png" xlink:type="simple" xlink:show="embed" xlink:actuate="onLoad"/></draw:frame>Mylvin – The potion shopkeeper is pretty much just that. He tries to keep adventurers with torches away from his oil flasks.</text:p>
      <text:p text:style-name="P3"/>
      <text:p text:style-name="P3"><draw:frame draw:style-name="fr1" draw:name="graphics23" text:anchor-type="paragraph" svg:x="0.0083in" svg:y="-0.0102in" svg:width="0.4043in" svg:height="0.4244in" draw:z-index="22"><draw:image xlink:href="Pictures/100000000000002800000028D77F5DC6.png" xlink:type="simple" xlink:show="embed" xlink:actuate="onLoad"/></draw:frame><text:soft-page-break/>Olaf – He has a junkyard that carries all sorts of junk. It's a junkyard, alright.</text:p>
      <text:p text:style-name="P3"/>
      <text:p text:style-name="P3"><draw:frame draw:style-name="fr1" draw:name="graphics15" text:anchor-type="paragraph" svg:x="0.0598in" svg:y="0.0102in" svg:width="0.3945in" svg:height="0.3429in" draw:z-index="14"><draw:image xlink:href="Pictures/10000000000000220000001DBEC946C3.png" xlink:type="simple" xlink:show="embed" xlink:actuate="onLoad"/></draw:frame>Prophet – He says an “Imprisioned One” is going to break free and someone needs to save the world.</text:p>
      <text:p text:style-name="P3"/>
      <text:p text:style-name="P3"><draw:frame draw:style-name="fr1" draw:name="graphics22" text:anchor-type="paragraph" svg:x="0.0075in" svg:y="0.0209in" svg:width="0.4047in" svg:height="0.3827in" draw:z-index="21"><draw:image xlink:href="Pictures/100000000000002800000025CBCB855E.png" xlink:type="simple" xlink:show="embed" xlink:actuate="onLoad"/></draw:frame>Sam – The begger begs for money and eventually gets enough from you to buy some fancy clothes. Riiiiiiiiiipoff.</text:p>
      <text:p text:style-name="P3"/>
      <text:p text:style-name="P3"><draw:frame draw:style-name="fr1" draw:name="graphics21" text:anchor-type="paragraph" svg:x="-0.002in" svg:y="0.0102in" svg:width="0.4665in" svg:height="0.4118in" draw:z-index="20"><draw:image xlink:href="Pictures/100000000000002800000028B4644731.png" xlink:type="simple" xlink:show="embed" xlink:actuate="onLoad"/></draw:frame>Secret Shop Owner – The unnamed owner of the secret shop sells precious items.. I'm not telling you where it is.</text:p>
      <text:p text:style-name="P3"/>
      <text:p text:style-name="P3"><draw:frame draw:style-name="fr1" draw:name="graphics20" text:anchor-type="paragraph" svg:x="0.0189in" svg:y="0.0102in" svg:width="0.4146in" svg:height="0.3681in" draw:z-index="19"><draw:image xlink:href="Pictures/100000000000002800000026FBA95347.png" xlink:type="simple" xlink:show="embed" xlink:actuate="onLoad"/></draw:frame>Shady – He is owner of the Rogue shop located near a suspicious mansion.</text:p>
      <text:p text:style-name="P3"/>
      <text:p text:style-name="P3"><draw:frame draw:style-name="fr1" draw:name="graphics14" text:anchor-type="paragraph" svg:x="0.0264in" svg:y="0.0362in" svg:width="0.3874in" svg:height="0.3492in" draw:z-index="13"><draw:image xlink:href="Pictures/100000000000002000000020F543BE2B.png" xlink:type="simple" xlink:show="embed" xlink:actuate="onLoad"/></draw:frame>Tuk – The monk that runs the divine shop of the Paladin Guild.</text:p>
      <text:p text:style-name="P3"/>
      <text:p text:style-name="P3"><draw:frame draw:style-name="fr1" draw:name="graphics13" text:anchor-type="paragraph" svg:x="0.0146in" svg:y="0.1043in" svg:width="0.4398in" svg:height="0.4138in" draw:z-index="12"><draw:image xlink:href="Pictures/100000000000002000000020A846D679.png" xlink:type="simple" xlink:show="embed" xlink:actuate="onLoad"/></draw:frame>Zambini – The magic shop owner. He never has shoplifters, because they know that they'll get killed by his magic.</text:p>
      <text:p text:style-name="P3"/>
      <text:p text:style-name="P2">Sandweg</text:p>
      <text:p text:style-name="P3"><draw:frame draw:style-name="fr1" draw:name="graphics12" text:anchor-type="paragraph" svg:x="0.0354in" svg:y="0.0417in" svg:width="0.398in" svg:height="0.3244in" draw:z-index="11"><draw:image xlink:href="Pictures/10000000000000210000001FD63C9757.png" xlink:type="simple" xlink:show="embed" xlink:actuate="onLoad"/></draw:frame>Abdulla – His palace has been taken over by monsters and he will give you a ring if you defeat them.</text:p>
      <text:p text:style-name="P3"><draw:frame draw:style-name="fr1" draw:name="graphics10" text:anchor-type="paragraph" svg:x="0.0154in" svg:y="0.202in" svg:width="0.3866in" svg:height="0.3429in" draw:z-index="9"><draw:image xlink:href="Pictures/10000000000000240000001E4E852DF7.png" xlink:type="simple" xlink:show="embed" xlink:actuate="onLoad"/></draw:frame></text:p>
      <text:p text:style-name="P3">Carpetseller – This unnamed guy sells carpets.</text:p>
      <text:p text:style-name="P3"><draw:frame draw:style-name="fr1" draw:name="graphics9" text:anchor-type="paragraph" svg:x="0.0189in" svg:y="0.202in" svg:width="0.4043in" svg:height="0.3244in" draw:z-index="8"><draw:image xlink:href="Pictures/1000000000000028000000215B8D2353.png" xlink:type="simple" xlink:show="embed" xlink:actuate="onLoad"/></draw:frame></text:p>
      <text:p text:style-name="P3">Divine Shopkeeper – This unnamed shopkeeper sells divine stuff.</text:p>
      <text:p text:style-name="P3"/>
      <text:p text:style-name="P3"><draw:frame draw:style-name="fr1" draw:name="graphics11" text:anchor-type="paragraph" svg:x="0.0146in" svg:y="0.0102in" svg:width="0.4083in" svg:height="0.3264in" draw:z-index="10"><draw:image xlink:href="Pictures/100000000000002100000020B77F3676.png" xlink:type="simple" xlink:show="embed" xlink:actuate="onLoad"/></draw:frame>Kabobman – The unnamed tanned kabobman sells kabobs for 5 Zenny each.</text:p>
      <text:p text:style-name="P3"><draw:frame draw:style-name="fr1" draw:name="graphics8" text:anchor-type="paragraph" svg:x="0.0252in" svg:y="0.1709in" svg:width="0.4583in" svg:height="0.3472in" draw:z-index="7"><draw:image xlink:href="Pictures/1000000000000021000000199E4A871A.png" xlink:type="simple" xlink:show="embed" xlink:actuate="onLoad"/></draw:frame></text:p>
      <text:p text:style-name="P3">Lamp Salesman – The unnamed salesman sells lamps.</text:p>
      <text:p text:style-name="P3"><draw:frame draw:style-name="fr1" draw:name="graphics7" text:anchor-type="paragraph" svg:x="-0.0028in" svg:y="0.2126in" svg:width="0.472in" svg:height="0.3752in" draw:z-index="6"><draw:image xlink:href="Pictures/10000000000000220000001BE00939A5.png" xlink:type="simple" xlink:show="embed" xlink:actuate="onLoad"/></draw:frame></text:p>
      <text:p text:style-name="P3">Sand Shopkeeper – This unnamed guy sells... sand?</text:p>
      <text:p text:style-name="P3"/>
      <text:p text:style-name="P3"><draw:frame draw:style-name="fr1" draw:name="graphics6" text:anchor-type="paragraph" svg:x="0.0181in" svg:y="0in" svg:width="0.472in" svg:height="0.402in" draw:z-index="5"><draw:image xlink:href="Pictures/10000000000000220000001DBEC946C3.png" xlink:type="simple" xlink:show="embed" xlink:actuate="onLoad"/></draw:frame>Prophet – He says an “Imprisoned One” is going to break free and someone needs to save the world.</text:p>
      <text:p text:style-name="P3"/>
      <text:p text:style-name="P2">Zippy Village</text:p>
      <text:p text:style-name="P3"><draw:frame draw:style-name="fr1" draw:name="graphics5" text:anchor-type="paragraph" svg:x="0.0181in" svg:y="0in" svg:width="0.4047in" svg:height="0.3555in" draw:z-index="4"><draw:image xlink:href="Pictures/100000000000001C00000019A68714AF.png" xlink:type="simple" xlink:show="embed" xlink:actuate="onLoad"/></draw:frame><text:soft-page-break/>Alric – The pet trader will trade with you to exchange pets. He likes Zippy Village much better than Bishopia. He likes to move around, and if he's in sight he's taken the day off.</text:p>
      <text:p text:style-name="P3"><draw:frame draw:style-name="fr1" draw:name="graphics4" text:anchor-type="paragraph" svg:x="0.0083in" svg:y="0.0772in" svg:width="0.4563in" svg:height="0.452in" draw:z-index="3"><draw:image xlink:href="Pictures/1000000000000019000000186C2A29EB.png" xlink:type="simple" xlink:show="embed" xlink:actuate="onLoad"/></draw:frame></text:p>
      <text:p text:style-name="P3">Blurf – An alchemist in need of mushrooms. Go get him some...</text:p>
      <text:p text:style-name="P3"><draw:frame draw:style-name="fr1" draw:name="graphics3" text:anchor-type="paragraph" svg:x="0.0252in" svg:y="0.2228in" svg:width="0.4811in" svg:height="0.4646in" draw:z-index="2"><draw:image xlink:href="Pictures/10000000000000200000002021DCF6CD.png" xlink:type="simple" xlink:show="embed" xlink:actuate="onLoad"/></draw:frame></text:p>
      <text:p text:style-name="P3">Frazzle – The magic shopkeeper sells mainly books. Be warned, if you attack him in order to steal, he warns that you might not get off with anything.</text:p>
      <text:p text:style-name="P3"/>
      <text:p text:style-name="P3"><draw:frame draw:style-name="fr1" draw:name="graphics1" text:anchor-type="paragraph" svg:x="0.011in" svg:y="0.1681in" svg:width="0.4953in" svg:height="0.4193in" draw:z-index="0"><draw:image xlink:href="Pictures/100000000000002700000025313CBA09.png" xlink:type="simple" xlink:show="embed" xlink:actuate="onLoad"/></draw:frame>Shepherds – There are two shepherds wandering around, herding their sheep. These sheep have a mystery that the shepherds are afraid someone will find out...</text:p>
      <text:p text:style-name="P3"/>
      <text:p text:style-name="P3"><draw:frame draw:style-name="fr1" draw:name="graphics2" text:anchor-type="paragraph" svg:x="0.0252in" svg:y="0.0311in" svg:width="0.4602in" svg:height="0.4457in" draw:z-index="1"><draw:image xlink:href="Pictures/100000000000002000000020872E66C0.png" xlink:type="simple" xlink:show="embed" xlink:actuate="onLoad"/></draw:frame>Watts – The general shop's owner. He sells everything from weapons to scrolls, but he doesn't check his armor ch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Purisa" svg:font-family="Puris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xlink:href="Pictures/100002010000019400000143589092AF.png" xlink:type="simple" xlink:actuate="onLoad" style:position="center center" style:repeat="no-repeat"/>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uranium</meta:initial-creator>
    <meta:creation-date>2009-12-31T18:44:05</meta:creation-date>
    <dc:creator>uranium</dc:creator>
    <dc:date>2010-01-16T18:48:25</dc:date>
    <meta:editing-cycles>5</meta:editing-cycles>
    <meta:editing-duration>PT8H49M39S</meta:editing-duration>
    <meta:user-defined meta:name="Info 1"/>
    <meta:user-defined meta:name="Info 2"/>
    <meta:user-defined meta:name="Info 3"/>
    <meta:user-defined meta:name="Info 4"/>
    <meta:document-statistic meta:table-count="0" meta:image-count="29" meta:object-count="0" meta:page-count="4" meta:paragraph-count="46" meta:word-count="605" meta:character-count="3504"/>
  </office:meta>
</office:document-meta>
</file>